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173" officeooo:paragraph-rsid="001721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medium.com/@afrin.nz13/my-take-on-web-services-and-apis-627e3432d48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46:16.269675293</meta:creation-date>
    <dc:date>2019-06-03T23:53:03.537478864</dc:date>
    <meta:editing-duration>PT1H56M33S</meta:editing-duration>
    <meta:editing-cycles>1</meta:editing-cycles>
    <meta:document-statistic meta:table-count="0" meta:image-count="0" meta:object-count="0" meta:page-count="1" meta:paragraph-count="1" meta:word-count="1" meta:character-count="76" meta:non-whitespace-character-count="76"/>
    <meta:generator>LibreOffice/6.0.7.3$Linux_X86_64 LibreOffice_project/00m0$Build-3</meta:generator>
  </office:meta>
</office:document-meta>
</file>